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82cm"/>
    </style:style>
    <style:style style:name="co2" style:family="table-column">
      <style:table-column-properties fo:break-before="auto" style:column-width="6.8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08cm"/>
    </style:style>
    <style:style style:name="co5" style:family="table-column">
      <style:table-column-properties fo:break-before="auto" style:column-width="3.46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rt </text:p>
          </table:table-cell>
          <table:table-cell office:value-type="string" calcext:value-type="string">
            <text:p>Schlagloch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Müll</text:p>
          </table:table-cell>
          <table:table-cell office:value-type="string" calcext:value-type="string">
            <text:p>Straßenbeleuchtung</text:p>
          </table:table-cell>
          <table:table-cell office:value-type="string" calcext:value-type="string">
            <text:p>Andere Schä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lz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heim</text:p>
          </table:table-cell>
          <table:table-cell office:value-type="string" calcext:value-type="string">
            <text:p><text:a xlink:href="mailto:jquint@hofheim.de" xlink:type="simple">jquint@hofheim.de</text:a></text:p>
          </table:table-cell>
          <table:table-cell office:value-type="string" calcext:value-type="string">
            <text:p><text:a xlink:href="mailto:jquint@hofheim.de" xlink:type="simple">jquint@hofheim.de</text:a></text:p>
          </table:table-cell>
          <table:table-cell office:value-type="string" calcext:value-type="string">
            <text:p><text:a xlink:href="mailto:jquint@hofheim.de" xlink:type="simple">jquint@hofheim.de</text:a></text:p>
          </table:table-cell>
          <table:table-cell office:value-type="string" calcext:value-type="string">
            <text:p><text:a xlink:href="mailto:jquint@hofheim.de" xlink:type="simple">jquint@hofheim.de</text:a></text:p>
          </table:table-cell>
          <table:table-cell office:value-type="string" calcext:value-type="string">
            <text:p><text:a xlink:href="mailto:jquint@hofheim.de" xlink:type="simple">jquint@hofheim.d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d soden </text:p>
          </table:table-cell>
          <table:table-cell table:number-columns-repeated="5" office:value-type="string" calcext:value-type="string">
            <text:p>kommunikation@stadt-bad-soden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lkheim</text:p>
          </table:table-cell>
          <table:table-cell table:number-columns-repeated="5" office:value-type="string" calcext:value-type="string">
            <text:p>ordnungsamt@kelkheim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ber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tstein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sbach-Hähnle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tenstad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benhaus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 Homburg vor der Höh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 Kön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 Nau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 Or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 Schwal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 Sod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 Soden-Salmüns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 Vilb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ns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bl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cken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ebergemü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ebes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rkena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rste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schofs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cht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ns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u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ombach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chköb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üdin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ürstad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üttelbor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tz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ebu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etzen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eie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hzel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els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inhaus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tville am Rhe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pertshaus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pste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lense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zhaus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bor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schbach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örsbach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örs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orstad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änkisch-Crum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gerich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edberg (Hessen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edrichsdor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ür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der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isen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lnhaus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rns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nsheim-Gustavsbu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ashütt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aubu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rxheimer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sellen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ävenwies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ies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ß-Biebera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ß-Gera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ßkrotzenbu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ß-Rohr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ß-Umstad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ß-Zimmer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ünda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tsbezirk Spessa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inbu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mmers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na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sselro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tters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idenro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ppen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usenstam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schhor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nha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ch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öchst im Odenwa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heim am Taun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henste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ünstett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ste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ssgru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rb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fenro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k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ster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önigste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ift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on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mpert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genselb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uter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eder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mesha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ndenfe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nsengerich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r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rs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ützel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inhaus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in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ss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chelbu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chelstad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dau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örfelden-Walldor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örlen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ssau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ühlheim am Ma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ühl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ünster (Hessen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ünzen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u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ckarstein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u-Ansp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u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u-Isenbu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dd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dda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ddera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ederdorfeld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edernhaus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er-Mörl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er-Ramstad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ertshaus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erurs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erze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estrich-Wink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ten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z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ungstad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nstad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un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chels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chelsheim (Odenwald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n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edstad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m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cken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den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ödermar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dga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nnebu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sbach v. d. Höh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ßdor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üdesheim am Rhe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üsselsheim am Ma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aaf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langenb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lüchter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tt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önec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l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eheim-Jugen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ligenstad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nn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au an der Straß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ockstad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lz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unusste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ebu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in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ern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ächters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de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d-Michel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lu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hr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lro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terstad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ölfers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öllstad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wingen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rmstad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ankfurt am Ma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fenbach am Ma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esbaden</text:p>
          </table:table-cell>
          <table:table-cell table:number-columns-repeated="11"/>
        </table:table-row>
        <table:table-row table:style-name="ro1" table:number-rows-repeated="104838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6T09:44:07.342603098</dc:date>
    <meta:editing-duration>PT1H29M25S</meta:editing-duration>
    <meta:editing-cycles>4</meta:editing-cycles>
    <meta:generator>LibreOffice/7.3.7.2$Linux_X86_64 LibreOffice_project/30$Build-2</meta:generator>
    <meta:document-statistic meta:table-count="1" meta:cell-count="211" meta:object-count="0"/>
  </office:meta>
</office:document-meta>
</file>